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26B000001F56305865CD7A73EC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style:font-size-asian="28.1000003814697pt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style:font-name="標楷體3" fo:font-size="60pt" style:font-name-asian="標楷體3" style:font-size-asian="60pt" style:font-size-complex="60pt"/>
    </style:style>
    <style:style style:name="T3" style:family="text">
      <style:text-properties fo:color="#ffff99" style:font-name="標楷體3" fo:font-size="24pt" style:font-name-asian="標楷體3" style:font-size-asian="24pt" style:font-size-complex="24pt"/>
    </style:style>
    <style:style style:name="T4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用十分鐘搞不懂的</text:span></text:p>
            <text:p text:style-name="P1"><text:span text:style-name="T1"/></text:p>
            <text:p text:style-name="P1"><text:span text:style-name="T2">《量子力學》</text:span></text:p>
            <text:p text:style-name="P1"><text:span text:style-name="T1"/></text:p>
            <text:p text:style-name="P1"><text:span text:style-name="T1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8</text:span><text:span text:style-name="T3">月</text:span><text:span text:style-name="T3">31</text:span><text:span text:style-name="T3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6.378cm" svg:height="13.256cm" svg:x="5.2cm" svg:y="5.2cm">
          <draw:image xlink:href="Pictures/100000000000026B000001F56305865CD7A73EC4.png" xlink:type="simple" xlink:show="embed" xlink:actuate="onLoad">
            <text:p/>
          </draw:image>
        </draw:frame>
        <draw:frame draw:style-name="gr6" draw:text-style-name="P8" draw:layer="layout" svg:width="12.186cm" svg:height="0.964cm" svg:x="1.814cm" svg:y="19.4cm">
          <draw:text-box>
            <text:p>https://youtu.be/tuAEIVOq3Q0?t=13m31s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8" style:display-name="預設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8" style:display-name="預設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8-31T20:49:52.281000000</dc:date>
    <meta:editing-duration>P3DT12H29M1S</meta:editing-duration>
    <meta:editing-cycles>685</meta:editing-cycles>
    <meta:generator>LibreOffice/5.0.6.3$Windows_x86 LibreOffice_project/490fc03b25318460cfc54456516ea2519c11d1aa</meta:generator>
    <meta:document-statistic meta:object-count="560"/>
  </office:meta>
</office:document-meta>
</file>